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3002f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42844f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dde3b" officeooo:paragraph-rsid="002dde3b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8" style:family="paragraph" style:parent-style-name="Standard">
      <style:text-properties fo:color="#000000" style:font-name="Arial"/>
    </style:style>
    <style:style style:name="P19" style:family="paragraph" style:parent-style-name="Standard">
      <style:text-properties fo:color="#000000" style:font-name="Arial" officeooo:paragraph-rsid="00113cee"/>
    </style:style>
    <style:style style:name="P20" style:family="paragraph" style:parent-style-name="Standard">
      <style:text-properties fo:color="#000000" style:font-name="Arial" officeooo:paragraph-rsid="002dde3b"/>
    </style:style>
    <style:style style:name="P21" style:family="paragraph" style:parent-style-name="Standard">
      <style:text-properties fo:color="#000000" style:font-name="Arial" fo:font-weight="bold" officeooo:rsid="002dde3b" officeooo:paragraph-rsid="002dde3b" style:font-weight-asian="bold" style:font-weight-complex="bold"/>
    </style:style>
    <style:style style:name="P22" style:family="paragraph" style:parent-style-name="Standard">
      <style:text-properties fo:color="#000000" style:font-name="Arial" fo:font-weight="bold" officeooo:rsid="002dde3b" officeooo:paragraph-rsid="003479e6" style:font-weight-asian="bold" style:font-weight-complex="bold"/>
    </style:style>
    <style:style style:name="P23" style:family="paragraph" style:parent-style-name="Standard">
      <style:text-properties fo:color="#000000" style:font-name="Arial" officeooo:paragraph-rsid="003479e6"/>
    </style:style>
    <style:style style:name="P24" style:family="paragraph" style:parent-style-name="Standard">
      <style:text-properties fo:color="#000000" style:font-name="Arial" fo:font-size="16pt" style:text-underline-style="solid" style:text-underline-width="auto" style:text-underline-color="font-color" fo:font-weight="bold" officeooo:rsid="002dde3b" officeooo:paragraph-rsid="002dde3b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000000" style:font-name="Arial" fo:font-size="16pt" officeooo:rsid="002ddb09" officeooo:paragraph-rsid="002dde3b" style:font-size-asian="16pt" style:font-size-complex="16pt"/>
    </style:style>
    <style:style style:name="P26" style:family="paragraph" style:parent-style-name="Standard">
      <style:text-properties fo:color="#000000" style:font-name="Arial" fo:font-size="16pt" officeooo:rsid="002dde3b" officeooo:paragraph-rsid="002dde3b" style:font-size-asian="16pt" style:font-size-complex="16pt"/>
    </style:style>
    <style:style style:name="P27" style:family="paragraph" style:parent-style-name="TA_20_Text_20_centré">
      <style:text-properties officeooo:paragraph-rsid="00241831"/>
    </style:style>
    <style:style style:name="P28" style:family="paragraph" style:parent-style-name="TA_20_Text_20_centré">
      <style:text-properties officeooo:paragraph-rsid="00229266"/>
    </style:style>
    <style:style style:name="P2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30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0c53cb" style:font-weight-asian="normal" style:font-weight-complex="normal"/>
    </style:style>
    <style:style style:name="T8" style:family="text">
      <style:text-properties fo:color="#000000" style:font-name="Arial" fo:font-weight="normal" officeooo:rsid="00283ec2" style:font-weight-asian="normal" style:font-weight-complex="normal"/>
    </style:style>
    <style:style style:name="T9" style:family="text">
      <style:text-properties fo:color="#000000" style:font-name="Arial" fo:font-weight="normal" officeooo:rsid="002b7be4" style:font-weight-asian="normal" style:font-weight-complex="normal"/>
    </style:style>
    <style:style style:name="T10" style:family="text">
      <style:text-properties fo:color="#000000" style:font-name="Arial" fo:font-weight="normal" officeooo:rsid="002c5879" style:font-weight-asian="normal" style:font-weight-complex="normal"/>
    </style:style>
    <style:style style:name="T11" style:family="text">
      <style:text-properties fo:color="#000000" style:font-name="Arial" fo:font-weight="normal" officeooo:rsid="004ca611" style:font-weight-asian="normal" style:font-weight-complex="normal"/>
    </style:style>
    <style:style style:name="T12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3" style:family="text">
      <style:text-properties fo:color="#000000" style:font-name="Arial" fo:font-size="11pt" fo:font-weight="normal" officeooo:rsid="00241831" style:font-size-asian="11pt" style:font-weight-asian="normal"/>
    </style:style>
    <style:style style:name="T14" style:family="text">
      <style:text-properties fo:color="#000000" style:font-name="Arial" fo:font-size="11pt" fo:font-weight="normal" officeooo:rsid="00283ec2" style:font-size-asian="11pt" style:font-weight-asian="normal"/>
    </style:style>
    <style:style style:name="T15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officeooo:rsid="000c53cb" style:font-size-asian="11pt" style:font-size-complex="11pt"/>
    </style:style>
    <style:style style:name="T18" style:family="text">
      <style:text-properties fo:color="#000000" style:font-name="Arial" officeooo:rsid="0015fe98"/>
    </style:style>
    <style:style style:name="T19" style:family="text">
      <style:text-properties fo:color="#000000" style:font-name="Arial" officeooo:rsid="00180ea1"/>
    </style:style>
    <style:style style:name="T20" style:family="text">
      <style:text-properties fo:color="#000000" style:font-name="Arial" officeooo:rsid="002b7be4"/>
    </style:style>
    <style:style style:name="T21" style:family="text">
      <style:text-properties fo:color="#000000" style:font-name="Arial" officeooo:rsid="002be793"/>
    </style:style>
    <style:style style:name="T22" style:family="text">
      <style:text-properties style:use-window-font-color="true" style:font-name="Arial" officeooo:rsid="00241831"/>
    </style:style>
    <style:style style:name="T23" style:family="text">
      <style:text-properties officeooo:rsid="002afede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officeooo:rsid="002ddb09" style:font-size-asian="16pt" style:font-size-complex="16pt"/>
    </style:style>
    <style:style style:name="T26" style:family="text">
      <style:text-properties fo:font-size="16pt" officeooo:rsid="002dde3b" style:font-size-asian="16pt" style:font-size-complex="16pt"/>
    </style:style>
    <style:style style:name="T27" style:family="text">
      <style:text-properties fo:font-size="16pt" officeooo:rsid="003479e6" style:font-size-asian="16pt" style:font-size-complex="16pt"/>
    </style:style>
    <style:style style:name="T28" style:family="text">
      <style:text-properties officeooo:rsid="003f2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10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0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2">Auteur</text:span></text:span></text:p>
            <text:p text:style-name="P4"><text:span text:style-name="TA_20_Element_20_clair_20_marqué"><text:span text:style-name="T15">Thom</text:span></text:span><text:span text:style-name="TA_20_Element_20_clair_20_marqué"><text:span text:style-name="T16">as COGGIA</text:span></text:span><text:span text:style-name="TA_20_Element_20_clair_20_marqué"><text:span text:style-name="T17"> <text:s text:c="2"/></text:span></text:span><text:span text:style-name="TA_20_Element_20_clair_20_marqué"><text:span text:style-name="T6"><text:s text:c="17"/></text:span></text:span></text:p>
          </table:table-cell>
          <table:table-cell table:style-name="Tableau1.B1" office:value-type="string">
            <text:p text:style-name="P13"><draw:control text:anchor-type="as-char" draw:z-index="0" draw:style-name="gr1" draw:text-style-name="P30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2">Equipe</text:span></text:span></text:p>
            <text:p text:style-name="P10"><text:span text:style-name="TA_20_Style_20_clair"><text:span text:style-name="T20">Saad C</text:span></text:span><text:span text:style-name="TA_20_Style_20_clair"><text:span text:style-name="T21">HIADMI</text:span></text:span><text:span text:style-name="TA_20_Style_20_clair"><text:span text:style-name="T20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6"/></text:span></text:p>
            <text:p text:style-name="P7"><text:span text:style-name="TA_20_Style_20_foncé"><text:span text:style-name="T4">Statut</text:span></text:span></text:p>
            <text:p text:style-name="P7"><text:span text:style-name="TA_20_Style_20_clair"><text:span text:style-name="T19">F</text:span></text:span><text:span text:style-name="TA_20_Style_20_clair"><text:span text:style-name="T18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9"><text:span text:style-name="TA_20_Style_20_clair"><text:span text:style-name="T8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2">Chemi</text:span></text:span><text:span text:style-name="TA_20_Style_20_foncé"><text:span text:style-name="T3">n</text:span></text:span></text:p>
            <text:p text:style-name="P12"><text:span text:style-name="TA_20_Style_20_clair"><text:span text:style-name="T11">Babyfoot</text:span></text:span><text:span text:style-name="TA_20_Style_20_clair"><text:span text:style-name="T10">/TAPS/Modèles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2">1</text:span></text:span><field:fieldmark-end/></text:p>
          </table:table-cell>
        </table:table-row>
      </table:table>
      <text:p text:style-name="P16"/>
      <text:p text:style-name="P17">Modèles <text:span text:style-name="T23">pour gestion de projet</text:span></text:p>
      <text:p text:style-name="P14"/>
      <text:p text:style-name="P15"><text:span text:style-name="T28">Modèle de l’o</text:span>ntologie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8"><text:span text:style-name="TA_20_Element_20_clair_20_marqué"><text:span text:style-name="T12">1.0</text:span></text:span></text:p>
          </table:table-cell>
          <table:table-cell table:style-name="Tableau2.B2" office:value-type="string">
            <text:p text:style-name="P27"><text:span text:style-name="TA_20_Element_20_clair_20_marqué"><text:span text:style-name="T14">10</text:span></text:span><text:span text:style-name="TA_20_Element_20_clair_20_marqué"><text:span text:style-name="T13">/10/2019</text:span></text:span></text:p>
          </table:table-cell>
          <table:table-cell table:style-name="Tableau2.B2" office:value-type="string">
            <text:p text:style-name="P27"><text:span text:style-name="TA_20_Element_20_clair_20_marqué"><text:span text:style-name="T13">Final</text:span></text:span></text:p>
          </table:table-cell>
          <table:table-cell table:style-name="Tableau2.D2" office:value-type="string">
            <text:p text:style-name="P11"><text:span text:style-name="TA_20_Element_20_clair_20_marqué"><text:span text:style-name="T7">Thom</text:span></text:span><text:span text:style-name="TA_20_Element_20_clair_20_marqué"><text:span text:style-name="T9">as COGGIA</text:span></text:span></text:p>
          </table:table-cell>
        </table:table-row>
      </table:table>
      <text:p text:style-name="P19"/>
      <text:p text:style-name="P24">Objectif</text:p>
      <text:p text:style-name="P25">L’ontologie consiste à définir le vocabulaire du projet tel qu’il est utilisé chez le client</text:p>
      <text:p text:style-name="P25"/>
      <text:p text:style-name="P21"><text:span text:style-name="T25">M</text:span><text:span text:style-name="T24">ot</text:span><text:span text:style-name="T27">1</text:span></text:p>
      <text:p text:style-name="P20"><text:span text:style-name="T26">Définition d</text:span><text:span text:style-name="T27">e</text:span><text:span text:style-name="T26"> mot</text:span><text:span text:style-name="T27">1</text:span></text:p>
      <text:p text:style-name="P26"/>
      <text:p text:style-name="P22"><text:span text:style-name="T25">M</text:span><text:span text:style-name="T24">ot</text:span><text:span text:style-name="T27">2</text:span></text:p>
      <text:p text:style-name="P23"><text:span text:style-name="T26">Définition d</text:span><text:span text:style-name="T27">e</text:span><text:span text:style-name="T26"> mot</text:span><text:span text:style-name="T27">2</text:span></text:p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47</meta:editing-cycles>
    <meta:creation-date>2019-09-28T15:39:09.338000000</meta:creation-date>
    <dc:date>2019-10-11T19:45:28.478000000</dc:date>
    <meta:editing-duration>PT5H19M46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30" meta:word-count="63" meta:character-count="424" meta:non-whitespace-character-count="367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